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9000000292FC0BF20.png" manifest:media-type="image/png"/>
  <manifest:file-entry manifest:full-path="content.xml" manifest:media-type="text/xml"/>
  <manifest:file-entry manifest:full-path="Fonts/Font_Arial_1.ttf" manifest:media-type="application/x-font-ttf"/>
  <manifest:file-entry manifest:full-path="Fonts/Font_Liberation_Sans_3.ttf" manifest:media-type="application/x-font-ttf"/>
  <manifest:file-entry manifest:full-path="Fonts/Font_Consolas_1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4.ttf" manifest:media-type="application/x-font-ttf"/>
  <manifest:file-entry manifest:full-path="Fonts/Font_Linux_Libertine_G_1.ttf" manifest:media-type="application/x-font-ttf"/>
  <manifest:file-entry manifest:full-path="Fonts/Font_Linux_Libertine_G_2.ttf" manifest:media-type="application/x-font-ttf"/>
  <manifest:file-entry manifest:full-path="Fonts/Font_Linux_Libertine_G_3.ttf" manifest:media-type="application/x-font-ttf"/>
  <manifest:file-entry manifest:full-path="Fonts/Font_Linux_Libertine_G_4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onsolas" svg:font-family="Consolas" style:font-family-generic="roman" style:font-pitch="variable">
      <svg:font-face-src>
        <svg:font-face-uri xlink:href="Fonts/Font_Consolas_1.ttf" xlink:type="simple" loext:font-style="normal" loext:font-weight="normal">
          <svg:font-face-format svg:string="truetype"/>
        </svg:font-face-uri>
      </svg:font-face-src>
    </style:font-face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2" style:family="table">
      <style:table-properties style:width="15.926cm" fo:margin-left="0cm" fo:margin-top="0cm" fo:margin-bottom="0cm" fo:break-before="auto" fo:break-after="auto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3" style:family="table">
      <style:table-properties style:width="15.926cm" fo:margin-left="0cm" fo:margin-top="0cm" fo:margin-bottom="0cm" fo:break-before="auto" fo:break-after="auto" table:align="left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333333" fo:padding="0.176cm" fo:border="none">
        <style:background-image/>
      </style:table-cell-properties>
    </style:style>
    <style:style style:name="P1" style:family="paragraph" style:parent-style-name="Heading_20_1" style:master-page-name="Standard">
      <style:paragraph-properties fo:margin-top="0.847cm" fo:margin-bottom="0.212cm" style:contextual-spacing="false" fo:line-height="100%" fo:keep-together="auto" style:page-number="1" fo:keep-with-next="auto"/>
    </style:style>
    <style:style style:name="P2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style:font-name="Consolas" fo:font-size="13pt" fo:font-weight="bold" style:font-name-asian="Consolas1" style:font-size-asian="13pt" style:font-weight-asian="bold" style:font-name-complex="Consolas1" style:font-size-complex="13pt" style:font-weight-complex="bold"/>
    </style:style>
    <style:style style:name="P3" style:family="paragraph" style:parent-style-name="Standard">
      <style:paragraph-properties fo:margin-top="0.423cm" fo:margin-bottom="0.423cm" style:contextual-spacing="false" fo:line-height="100%"/>
      <style:text-properties style:font-name="Consolas" style:font-name-asian="Consolas1" style:font-name-complex="Consolas1"/>
    </style:style>
    <style:style style:name="P4" style:family="paragraph" style:parent-style-name="Standard">
      <style:paragraph-properties fo:line-height="100%"/>
    </style:style>
    <style:style style:name="P5" style:family="paragraph">
      <loext:graphic-properties draw:fill="solid" draw:fill-color="#a0a0a0"/>
      <style:paragraph-properties fo:text-align="center"/>
    </style:style>
    <style:style style:name="P6" style:family="paragraph" style:parent-style-name="Standard">
      <style:paragraph-properties fo:margin-top="0.423cm" fo:margin-bottom="0.423cm" style:contextual-spacing="false" fo:line-height="100%"/>
    </style:style>
    <style:style style:name="P7" style:family="paragraph" style:parent-style-name="Standard" style:list-style-name="WWNum3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8" style:family="paragraph" style:parent-style-name="Standard" style:list-style-name="WWNum3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9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10" style:family="paragraph" style:parent-style-name="Standard" style:list-style-name="WWNum3">
      <style:paragraph-properties fo:margin-left="2.54cm" fo:margin-right="0cm" fo:margin-top="0cm" fo:margin-bottom="0.423cm" style:contextual-spacing="false" fo:line-height="100%" fo:text-indent="-0.635cm" style:auto-text-indent="false"/>
    </style:style>
    <style:style style:name="P11" style:family="paragraph" style:parent-style-name="Heading_20_4">
      <style:paragraph-properties fo:margin-top="0.423cm" fo:margin-bottom="0.071cm" style:contextual-spacing="false" fo:line-height="100%" fo:keep-together="auto" fo:keep-with-next="auto"/>
      <style:text-properties fo:color="#000000" loext:opacity="100%" style:font-name="Consolas" fo:font-size="11pt" fo:font-weight="bold" style:font-name-asian="Consolas1" style:font-size-asian="11pt" style:font-weight-asian="bold" style:font-name-complex="Consolas1" style:font-size-complex="11pt" style:font-weight-complex="bold"/>
    </style:style>
    <style:style style:name="P12" style:family="paragraph" style:parent-style-name="Standard" style:list-style-name="WWNum1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13" style:family="paragraph" style:parent-style-name="Standard" style:list-style-name="WWNum1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14" style:family="paragraph" style:parent-style-name="Standard">
      <style:paragraph-properties fo:margin-left="1.27cm" fo:margin-right="0cm" fo:margin-top="0cm" fo:margin-bottom="0.423cm" style:contextual-spacing="false" fo:line-height="100%" fo:text-indent="-0.635cm" style:auto-text-indent="false"/>
      <style:text-properties style:font-name="Consolas" officeooo:rsid="000d146e" officeooo:paragraph-rsid="000d146e" style:font-name-asian="Consolas1" style:font-name-complex="Consolas1"/>
    </style:style>
    <style:style style:name="P15" style:family="paragraph" style:parent-style-name="Standard" style:list-style-name="WWNum5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16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17" style:family="paragraph" style:parent-style-name="Standard" style:list-style-name="WWNum5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18" style:family="paragraph" style:parent-style-name="Standard" style:list-style-name="WWNum4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19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20" style:family="paragraph" style:parent-style-name="Standard" style:list-style-name="WWNum4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21" style:family="paragraph" style:parent-style-name="Heading_20_3">
      <style:paragraph-properties fo:margin-top="0.494cm" fo:margin-bottom="0.141cm" style:contextual-spacing="false" fo:line-height="100%" fo:keep-together="auto" fo:keep-with-next="auto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23" style:family="paragraph" style:parent-style-name="Standard">
      <style:paragraph-properties fo:line-height="100%"/>
      <style:text-properties style:font-name="Consolas" style:font-name-asian="Consolas1" style:font-name-complex="Consolas1"/>
    </style:style>
    <style:style style:name="P24" style:family="paragraph" style:parent-style-name="Heading_20_3">
      <style:paragraph-properties fo:line-height="100%"/>
      <style:text-properties style:font-name="Consolas" fo:font-weight="bold" style:font-name-asian="Consolas1" style:font-weight-asian="bold" style:font-name-complex="Consolas1" style:font-weight-complex="bold"/>
    </style:style>
    <style:style style:name="P25" style:family="paragraph" style:parent-style-name="Standard">
      <style:paragraph-properties fo:line-height="100%"/>
      <style:text-properties style:font-name="Consolas" fo:font-weight="bold" style:font-name-asian="Consolas1" style:font-weight-asian="bold" style:font-name-complex="Consolas1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color="#ffffff" loext:opacity="100%" style:font-name="Consolas" fo:background-color="#333333" style:font-name-asian="Consolas1" style:font-name-complex="Consolas1"/>
    </style:style>
    <style:style style:name="P27" style:family="paragraph" style:parent-style-name="Heading_20_3">
      <style:paragraph-properties fo:margin-top="0.423cm" fo:margin-bottom="0.423cm" style:contextual-spacing="false" fo:line-height="100%"/>
      <style:text-properties style:font-name="Consolas" fo:font-weight="bold" style:font-name-asian="Consolas1" style:font-weight-asian="bold" style:font-name-complex="Consolas1" style:font-weight-complex="bold"/>
    </style:style>
    <style:style style:name="P28" style:family="paragraph" style:parent-style-name="Standard" style:list-style-name="WWNum2">
      <style:paragraph-properties fo:margin-left="1.27cm" fo:margin-right="0cm" fo:margin-top="0.423cm" fo:margin-bottom="0cm" style:contextual-spacing="false" fo:line-height="100%" fo:text-indent="-0.635cm" style:auto-text-indent="false"/>
      <style:text-properties style:font-name="Consolas" style:font-name-asian="Consolas1" style:font-name-complex="Consolas1"/>
    </style:style>
    <style:style style:name="P29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/>
      <style:text-properties style:font-name="Consolas" style:font-name-asian="Consolas1" style:font-name-complex="Consolas1"/>
    </style:style>
    <style:style style:name="P30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/>
      <style:text-properties style:font-name="Consolas" style:font-name-asian="Consolas1" style:font-name-complex="Consolas1"/>
    </style:style>
    <style:style style:name="T1" style:family="text">
      <style:text-properties style:font-name="Consolas" fo:font-size="21pt" fo:font-weight="bold" style:font-name-asian="Consolas1" style:font-size-asian="21pt" style:font-weight-asian="bold" style:font-name-complex="Consolas1" style:font-size-complex="21pt" style:font-weight-complex="bold"/>
    </style:style>
    <style:style style:name="T2" style:family="text">
      <style:text-properties style:font-name="Consolas" fo:font-size="23pt" fo:font-weight="bold" style:font-name-asian="Consolas1" style:font-size-asian="23pt" style:font-weight-asian="bold" style:font-name-complex="Consolas1" style:font-size-complex="23pt" style:font-weight-complex="bold"/>
    </style:style>
    <style:style style:name="T3" style:family="text">
      <style:text-properties style:font-name="Consolas" style:font-name-asian="Consolas1" style:font-name-complex="Consolas1"/>
    </style:style>
    <style:style style:name="T4" style:family="text">
      <style:text-properties fo:color="#ff0000" loext:opacity="100%" style:font-name="Consolas" style:font-name-asian="Consolas1" style:font-name-complex="Consolas1"/>
    </style:style>
    <style:style style:name="T5" style:family="text">
      <style:text-properties style:font-name="Consolas" fo:font-weight="bold" style:font-name-asian="Consolas1" style:font-weight-asian="bold" style:font-name-complex="Consolas1" style:font-weight-complex="bold"/>
    </style:style>
    <style:style style:name="T6" style:family="text">
      <style:text-properties fo:color="#1155cc" loext:opacity="100%" style:font-name="Consolas" style:font-name-asian="Consolas1" style:font-name-complex="Consolas1"/>
    </style:style>
    <style:style style:name="T7" style:family="text">
      <style:text-properties style:font-name="Consolas" fo:font-style="italic" style:font-name-asian="Consolas1" style:font-style-asian="italic" style:font-name-complex="Consolas1" style:font-style-complex="italic"/>
    </style:style>
    <style:style style:name="T8" style:family="text">
      <style:text-properties fo:color="#000000" loext:opacity="100%" style:font-name="Consolas" fo:font-size="13pt" fo:font-weight="bold" style:font-name-asian="Consolas1" style:font-size-asian="13pt" style:font-weight-asian="bold" style:font-name-complex="Consolas1" style:font-size-complex="13pt" style:font-weight-complex="bold"/>
    </style:style>
    <style:style style:name="T9" style:family="text">
      <style:text-properties fo:color="#ff0000" loext:opacity="100%" style:font-name="Consolas" fo:font-size="13pt" fo:font-weight="bold" style:font-name-asian="Consolas1" style:font-size-asian="13pt" style:font-weight-asian="bold" style:font-name-complex="Consolas1" style:font-size-complex="13pt" style:font-weight-complex="bold"/>
    </style:style>
    <style:style style:name="T10" style:family="text">
      <style:text-properties fo:color="#fcc28c" loext:opacity="100%" style:font-name="Consolas" fo:font-size="9pt" fo:background-color="#333333" loext:char-shading-value="0" style:font-name-asian="Consolas1" style:font-size-asian="9pt" style:font-name-complex="Consolas1" style:font-size-complex="9pt"/>
    </style:style>
    <style:style style:name="T11" style:family="text">
      <style:text-properties fo:color="#ffffff" loext:opacity="100%" style:font-name="Consolas" fo:font-size="9pt" fo:background-color="#333333" loext:char-shading-value="0" style:font-name-asian="Consolas1" style:font-size-asian="9pt" style:font-name-complex="Consolas1" style:font-size-complex="9pt"/>
    </style:style>
    <style:style style:name="T12" style:family="text">
      <style:text-properties fo:color="#ffffaa" loext:opacity="100%" style:font-name="Consolas" fo:font-size="9pt" fo:background-color="#333333" loext:char-shading-value="0" style:font-name-asian="Consolas1" style:font-size-asian="9pt" style:font-name-complex="Consolas1" style:font-size-complex="9pt"/>
    </style:style>
    <style:style style:name="T13" style:family="text">
      <style:text-properties fo:color="#d36363" loext:opacity="100%" style:font-name="Consolas" fo:font-size="9pt" fo:background-color="#333333" loext:char-shading-value="0" style:font-name-asian="Consolas1" style:font-size-asian="9pt" style:font-name-complex="Consolas1" style:font-size-complex="9pt"/>
    </style:style>
    <style:style style:name="T14" style:family="text">
      <style:text-properties fo:color="#a2fca2" loext:opacity="100%" style:font-name="Consolas" fo:font-size="9pt" fo:background-color="#333333" loext:char-shading-value="0" style:font-name-asian="Consolas1" style:font-size-asian="9pt" style:font-name-complex="Consolas1" style:font-size-complex="9pt"/>
    </style:style>
    <style:style style:name="T15" style:family="text">
      <style:text-properties fo:color="#ffffff" loext:opacity="100%" style:font-name="Consolas" fo:font-size="8pt" fo:background-color="#333333" loext:char-shading-value="0" style:font-name-asian="Consolas1" style:font-size-asian="8pt" style:font-name-complex="Consolas1" style:font-size-complex="8pt"/>
    </style:style>
    <style:style style:name="T16" style:family="text">
      <style:text-properties fo:color="#fcc28c" loext:opacity="100%" style:font-name="Consolas" fo:font-size="8pt" fo:background-color="#333333" loext:char-shading-value="0" style:font-name-asian="Consolas1" style:font-size-asian="8pt" style:font-name-complex="Consolas1" style:font-size-complex="8pt"/>
    </style:style>
    <style:style style:name="T17" style:family="text">
      <style:text-properties fo:color="#a2fca2" loext:opacity="100%" style:font-name="Consolas" fo:font-size="8pt" fo:background-color="#333333" loext:char-shading-value="0" style:font-name-asian="Consolas1" style:font-size-asian="8pt" style:font-name-complex="Consolas1" style:font-size-complex="8pt"/>
    </style:style>
    <style:style style:name="T18" style:family="text">
      <style:text-properties fo:color="#888888" loext:opacity="100%" style:font-name="Consolas" fo:font-size="9pt" fo:background-color="#333333" loext:char-shading-value="0" style:font-name-asian="Consolas1" style:font-size-asian="9pt" style:font-name-complex="Consolas1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iw5vrlojsxqp"/><text:span text:style-name="T1">Sistema de Gestión de Proyectos Colaborativos (TaskMaster</text:span><text:span text:style-name="T2">)</text:span></text:p>
      <text:p text:style-name="P2"><text:bookmark text:name="_q6a3anqixqnf"/></text:p>
      <text:p text:style-name="P2"><text:bookmark text:name="_hva7ulqob2mr"/>Objetivo</text:p>
      <text:p text:style-name="P3">Desarrollar una aplicación web que permita a los usuarios crear proyectos, gestionar tareas dentro de esos proyectos y colaborar con otros usuarios.</text:p>
      <text:p text:style-name="P4"><draw:rect text:anchor-type="as-char" style:rel-width="100%" draw:z-index="4" draw:name="Forma1" draw:style-name="gr1" draw:text-style-name="P5" svg:width="0.003cm" svg:height="0.054cm"><text:p/></draw:rect></text:p>
      <text:p text:style-name="P2"><text:bookmark text:name="_2kcsl7mfc0"/>1. Arquitectura de Datos (Modelos)</text:p>
      <text:p text:style-name="P6"><text:span text:style-name="T3">Los alumnos deberán implementar los siguientes modelos en </text:span><text:span text:style-name="T4">models.py</text:span><text:span text:style-name="T3">, asegurando la integridad referencial en </text:span><text:span text:style-name="T5">MySQL</text:span><text:span text:style-name="T3">:</text:span></text:p>
      <text:list text:style-name="WWNum3">
        <text:list-item>
          <text:p text:style-name="P7"><text:span text:style-name="T5">Project</text:span><text:span text:style-name="T3">:</text:span></text:p>
          <text:list>
            <text:list-item>
              <text:p text:style-name="P8"><text:span text:style-name="T6">title </text:span><text:span text:style-name="T3">(CharField)</text:span></text:p>
            </text:list-item>
            <text:list-item>
              <text:p text:style-name="P8"><text:span text:style-name="T6">description </text:span><text:span text:style-name="T3">(TextField)</text:span></text:p>
            </text:list-item>
            <text:list-item>
              <text:p text:style-name="P8"><text:span text:style-name="T6">created_at </text:span><text:span text:style-name="T3">(DateTimeField, auto_now_add)</text:span></text:p>
            </text:list-item>
            <text:list-item>
              <text:p text:style-name="P8"><text:span text:style-name="T6">deadline </text:span><text:span text:style-name="T3">(DateField)</text:span></text:p>
            </text:list-item>
            <text:list-item>
              <text:p text:style-name="P8"><text:span text:style-name="T6">owner </text:span><text:span text:style-name="T3">(ForeignKey a User, relacionado como 'owned_projects')</text:span></text:p>
            </text:list-item>
            <text:list-item>
              <text:p text:style-name="P8"><text:span text:style-name="T6">collaborators </text:span><text:span text:style-name="T3">(ManyToManyField a User, relacionado como 'collaborated_projects', opcional)</text:span></text:p>
            </text:list-item>
          </text:list>
        </text:list-item>
        <text:list-item>
          <text:p text:style-name="P9"><text:span text:style-name="T5">Task</text:span><text:span text:style-name="T3">:</text:span></text:p>
          <text:list>
            <text:list-item>
              <text:p text:style-name="P8"><text:span text:style-name="T6">project </text:span><text:span text:style-name="T3">(ForeignKey a Project, relacionado como 'tasks')</text:span></text:p>
            </text:list-item>
            <text:list-item>
              <text:p text:style-name="P8"><text:span text:style-name="T6">title </text:span><text:span text:style-name="T3">(CharField)</text:span></text:p>
            </text:list-item>
            <text:list-item>
              <text:p text:style-name="P8"><text:span text:style-name="T6">description </text:span><text:span text:style-name="T3">(TextField)</text:span></text:p>
            </text:list-item>
            <text:list-item>
              <text:p text:style-name="P8"><text:span text:style-name="T6">status </text:span><text:span text:style-name="T3">(CharField con Choices: </text:span><text:span text:style-name="T7">TODO, IN_PROGRESS, DONE</text:span><text:span text:style-name="T3">)</text:span></text:p>
            </text:list-item>
            <text:list-item>
              <text:p text:style-name="P8"><text:span text:style-name="T6">priority </text:span><text:span text:style-name="T3">(CharField con Choices: </text:span><text:span text:style-name="T7">LOW, MEDIUM, HIGH</text:span><text:span text:style-name="T3">)</text:span></text:p>
            </text:list-item>
            <text:list-item>
              <text:p text:style-name="P10"><text:span text:style-name="T6">assigned_to </text:span><text:span text:style-name="T3">(ForeignKey a User, null=True, blank=True)</text:span></text:p>
            </text:list-item>
          </text:list>
        </text:list-item>
      </text:list>
      <text:p text:style-name="P4"><draw:rect text:anchor-type="as-char" style:rel-width="100%" draw:z-index="5" draw:name="Forma2" draw:style-name="gr1" draw:text-style-name="P5" svg:width="0.003cm" svg:height="0.054cm"><text:p/></draw:rect></text:p>
      <text:p text:style-name="P2"><text:bookmark text:name="_u541xg4bd8q5"/>2. Requisitos Funcionales (El Reto)</text:p>
      <text:p text:style-name="P11"><text:bookmark text:name="_wnzxd4msvnnq"/>Fase 1: El Dashboard Inteligente</text:p>
      <text:p text:style-name="P3">La vista principal no debe ser una lista simple. Debe estar dividida en dos secciones:</text:p>
      <text:list text:style-name="WWNum1">
        <text:list-item>
          <text:p text:style-name="P12"><text:span text:style-name="T5">"Mis Proyectos"</text:span><text:span text:style-name="T3">: Proyectos creados por el usuario logueado.</text:span></text:p>
        </text:list-item>
        <text:list-item>
          <text:p text:style-name="P13"><text:span text:style-name="T5">"Colaboraciones"</text:span><text:span text:style-name="T3">: Proyectos donde el usuario es colaborador pero no el dueño.</text:span></text:p>
        </text:list-item>
      </text:list>
      <text:p text:style-name="P14">Basicamente mis proyectos y otros de otro usuario en los que yo soy un colaborador</text:p>
      <text:p text:style-name="P11"><text:bookmark text:name="_8mdspsv9762x"/><text:soft-page-break/>Fase 2: Lógica de Negocio en Vistas</text:p>
      <text:list text:style-name="WWNum5">
        <text:list-item>
          <text:p text:style-name="P15"><text:span text:style-name="T5">Permisos</text:span><text:span text:style-name="T3">: Solo el </text:span><text:span text:style-name="T4">owner </text:span><text:span text:style-name="T3">puede editar o borrar el proyecto. Los colaboradores solo pueden ver y editar el estado de las tareas.</text:span></text:p>
        </text:list-item>
        <text:list-item>
          <text:p text:style-name="P16"><text:span text:style-name="T5">Validación</text:span><text:span text:style-name="T3">: Impedir que la </text:span><text:span text:style-name="T4">deadline </text:span><text:span text:style-name="T3">del proyecto sea una fecha pasada.</text:span></text:p>
        </text:list-item>
        <text:list-item>
          <text:p text:style-name="P17"><text:span text:style-name="T5">Contadores</text:span><text:span text:style-name="T3">: En la lista de proyectos, mostrar cuántas tareas tiene cada uno y cuántas están en estado "DONE".</text:span></text:p>
        </text:list-item>
      </text:list>
      <text:p text:style-name="P11"><text:bookmark text:name="_kacaiac822e3"/>Fase 3: Despliegue y Entorno</text:p>
      <text:list text:style-name="WWNum4">
        <text:list-item>
          <text:p text:style-name="P18"><text:span text:style-name="T3">Configurar la conexión a </text:span><text:span text:style-name="T5">Aiven (MySQL)</text:span><text:span text:style-name="T3"> mediante SSL.</text:span></text:p>
        </text:list-item>
        <text:list-item>
          <text:p text:style-name="P19"><text:span text:style-name="T3">Gestionar estáticos con </text:span><text:span text:style-name="T5">WhiteNoise</text:span><text:span text:style-name="T3">.</text:span></text:p>
        </text:list-item>
        <text:list-item>
          <text:p text:style-name="P20"><text:span text:style-name="T3">Desplegar en </text:span><text:span text:style-name="T5">Render</text:span><text:span text:style-name="T3"> usando variables de entorno para </text:span><text:span text:style-name="T4">SECRET_KEY</text:span><text:span text:style-name="T3">, </text:span><text:span text:style-name="T4">DEBUG </text:span><text:span text:style-name="T3">y credenciales de BD.</text:span></text:p>
        </text:list-item>
      </text:list>
      <text:p text:style-name="P4"><draw:rect text:anchor-type="as-char" style:rel-width="100%" draw:z-index="6" draw:name="Forma3" draw:style-name="gr1" draw:text-style-name="P5" svg:width="0.003cm" svg:height="0.054cm"><text:p/></draw:rect></text:p>
      <text:p text:style-name="P21"><text:bookmark text:name="_b88zngxuo5io"/><text:span text:style-name="T8">3. Código Base sugerido para </text:span><text:span text:style-name="T9">models.py</text:span></text:p>
      <text:p text:style-name="P3">Como sugerencia podemos tener los siguientes modelos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10">from</text:span><text:span text:style-name="T11"> django.db </text:span><text:span text:style-name="T10">import</text:span><text:span text:style-name="T11"> models<text:line-break/></text:span><text:span text:style-name="T10">from</text:span><text:span text:style-name="T11"> django.contrib.auth.models </text:span><text:span text:style-name="T10">import</text:span><text:span text:style-name="T11"> User<text:line-break/><text:line-break/></text:span><text:span text:style-name="T10">class</text:span><text:span text:style-name="T11"> </text:span><text:span text:style-name="T12">Project</text:span><text:span text:style-name="T11">(models.Model):<text:line-break/> <text:s text:c="3"/>title = models.CharField(max_length=</text:span><text:span text:style-name="T13">200</text:span><text:span text:style-name="T11">)<text:line-break/> <text:s text:c="3"/>description = models.TextField()<text:line-break/> <text:s text:c="3"/>deadline = models.DateField()<text:line-break/> <text:s text:c="3"/>owner = models.ForeignKey(User, on_delete=models.CASCADE, related_name=</text:span><text:span text:style-name="T14">'owned_projects'</text:span><text:span text:style-name="T11">)<text:line-break/> <text:s text:c="3"/>collaborators = models.ManyToManyField(User, related_name=</text:span><text:span text:style-name="T14">'collaborated_projects'</text:span><text:span text:style-name="T11">, blank=</text:span><text:span text:style-name="T10">True</text:span><text:span text:style-name="T11">)<text:line-break/><text:line-break/> <text:s text:c="3"/></text:span><text:span text:style-name="T10">def</text:span><text:span text:style-name="T11"> </text:span><text:span text:style-name="T12">__str__</text:span><text:span text:style-name="T11">(self):<text:line-break/> <text:s text:c="7"/></text:span><text:span text:style-name="T10">return</text:span><text:span text:style-name="T11"> self.title<text:line-break/><text:line-break/></text:span><text:span text:style-name="T10">class</text:span><text:span text:style-name="T11"> </text:span><text:span text:style-name="T12">Task</text:span><text:span text:style-name="T11">(models.Model):<text:line-break/> <text:s text:c="3"/>STATUS_CHOICES = [<text:line-break/> <text:s text:c="7"/>(</text:span><text:span text:style-name="T14">'TODO'</text:span><text:span text:style-name="T11">, </text:span><text:span text:style-name="T14">'Pendiente'</text:span><text:span text:style-name="T11">),<text:line-break/> <text:s text:c="7"/>(</text:span><text:span text:style-name="T14">'INPROG'</text:span><text:span text:style-name="T11">, </text:span><text:span text:style-name="T14">'En Progreso'</text:span><text:span text:style-name="T11">),<text:line-break/> <text:s text:c="7"/>(</text:span><text:span text:style-name="T14">'DONE'</text:span><text:span text:style-name="T11">, </text:span><text:span text:style-name="T14">'Completada'</text:span><text:span text:style-name="T11">),<text:line-break/> <text:s text:c="3"/>]<text:line-break/> <text:s text:c="3"/>PRIORITY_CHOICES = [<text:line-break/> <text:s text:c="7"/>(</text:span><text:span text:style-name="T14">'L'</text:span><text:span text:style-name="T11">, </text:span><text:span text:style-name="T14">'Baja'</text:span><text:span text:style-name="T11">),<text:line-break/> <text:s text:c="7"/>(</text:span><text:span text:style-name="T14">'M'</text:span><text:span text:style-name="T11">, </text:span><text:span text:style-name="T14">'Media'</text:span><text:span text:style-name="T11">),<text:line-break/> <text:s text:c="7"/>(</text:span><text:span text:style-name="T14">'H'</text:span><text:span text:style-name="T11">, </text:span><text:span text:style-name="T14">'Alta'</text:span><text:span text:style-name="T11">),<text:line-break/> <text:s text:c="3"/>]<text:line-break/> <text:s text:c="3"/><text:line-break/> <text:s text:c="3"/>project = models.ForeignKey(Project, on_delete=models.CASCADE, related_name=</text:span><text:span text:style-name="T14">'tasks'</text:span><text:span text:style-name="T11">)<text:line-break/> <text:s text:c="3"/>title = models.CharField(max_length=</text:span><text:span text:style-name="T13">200</text:span><text:span text:style-name="T11">)<text:line-break/> <text:s text:c="3"/>status = models.CharField(max_length=</text:span><text:span text:style-name="T13">5</text:span><text:span text:style-name="T11">, choices=STATUS_CHOICES, default=</text:span><text:span text:style-name="T14">'TODO'</text:span><text:span text:style-name="T11">)<text:line-break/> <text:s text:c="3"/>priority = models.CharField(max_length=</text:span><text:span text:style-name="T13">1</text:span><text:span text:style-name="T11">, choices=PRIORITY_CHOICES, default=</text:span><text:span text:style-name="T14">'M'</text:span><text:span text:style-name="T11">)<text:line-break/> <text:s text:c="3"/>assigned_to = models.ForeignKey(User, on_delete=models.SET_NULL, null=</text:span><text:span text:style-name="T10">True</text:span><text:span text:style-name="T11">, blank=</text:span><text:span text:style-name="T10">True</text:span><text:span text:style-name="T11">)<text:line-break/></text:span><text:soft-page-break/><text:span text:style-name="T11"><text:line-break/> <text:s text:c="3"/></text:span><text:span text:style-name="T10">def</text:span><text:span text:style-name="T11"> </text:span><text:span text:style-name="T12">__str__</text:span><text:span text:style-name="T11">(self):</text:span><text:span text:style-name="T15"><text:line-break/> <text:s text:c="7"/></text:span><text:span text:style-name="T16">return</text:span><text:span text:style-name="T15"> </text:span><text:span text:style-name="T17">f"{self.title} ({self.project.title})"</text:span></text:p>
          </table:table-cell>
        </table:table-row>
      </table:table>
      <text:p text:style-name="P23"/>
      <text:p text:style-name="P4"><draw:rect text:anchor-type="as-char" style:rel-width="100%" draw:z-index="7" draw:name="Forma4" draw:style-name="gr1" draw:text-style-name="P5" svg:width="0.003cm" svg:height="0.054cm"><text:p/></draw:rect></text:p>
      <text:p text:style-name="P24"><text:bookmark text:name="_lrytmgkijycq"/>4. Gráfico</text:p>
      <text:p text:style-name="P25"/>
      <text:p text:style-name="P4"><text:span text:style-name="T3">en el </text:span><text:span text:style-name="T4">DetailView </text:span><text:span text:style-name="T3">del Proyecto, incluir un </text:span><text:span text:style-name="T5">gráfico de tarta (Pie Chart)</text:span><text:span text:style-name="T3"> sencillo usando </text:span><text:span text:style-name="T4">Chart.js</text:span><text:span text:style-name="T3"> que muestre el porcentaje de tareas completadas vs. pendientes.</text:span></text:p>
      <text:p text:style-name="P23"/>
      <text:p text:style-name="P4"><draw:rect text:anchor-type="as-char" style:rel-width="100%" draw:z-index="8" draw:name="Forma5" draw:style-name="gr1" draw:text-style-name="P5" svg:width="0.003cm" svg:height="0.054cm"><text:p/></draw:rect></text:p>
      <text:p text:style-name="P24"><text:bookmark text:name="_4png4e30giw"/>5. Sugerencia</text:p>
      <text:p text:style-name="Standard"/>
      <text:p text:style-name="P4"><text:span text:style-name="T3">Un Script de Poblado (</text:span><text:span text:style-name="T4">populate_tasks.py</text:span><text:span text:style-name="T3">)</text:span></text:p>
      <text:p text:style-name="P23"/>
      <text:p text:style-name="P23">Aquí tienes un script de "poblado" (seeding) diseñado específicamente para este proyecto.</text:p>
      <text:p text:style-name="P23"/>
      <text:p text:style-name="P23">Instalar faker.</text:p>
      <text:p text:style-name="P2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pip install faker</text:p>
          </table:table-cell>
        </table:table-row>
      </table:table>
      <text:p text:style-name="P23"/>
      <text:p text:style-name="P4"><text:span text:style-name="T3">Debes de crear este archivo en la raíz del proyecto (junto a </text:span><text:span text:style-name="T4">manage.py</text:span><text:span text:style-name="T3">):</text:span></text:p>
      <text:p text:style-name="P2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span text:style-name="T10">import</text:span><text:span text:style-name="T11"> os<text:line-break/></text:span><text:span text:style-name="T10">import</text:span><text:span text:style-name="T11"> django<text:line-break/></text:span><text:span text:style-name="T10">import</text:span><text:span text:style-name="T11"> random<text:line-break/></text:span><text:span text:style-name="T10">from</text:span><text:span text:style-name="T11"> faker </text:span><text:span text:style-name="T10">import</text:span><text:span text:style-name="T11"> Faker<text:line-break/><text:line-break/></text:span><text:span text:style-name="T18"># Configuración de Django</text:span><text:span text:style-name="T11"><text:line-break/>os.environ.setdefault(</text:span><text:span text:style-name="T14">'DJANGO_SETTINGS_MODULE'</text:span><text:span text:style-name="T11">, </text:span><text:span text:style-name="T14">'mysite.settings'</text:span><text:span text:style-name="T11">)<text:line-break/>django.setup()<text:line-break/><text:line-break/></text:span><text:span text:style-name="T10">from</text:span><text:span text:style-name="T11"> django.contrib.auth.models </text:span><text:span text:style-name="T10">import</text:span><text:span text:style-name="T11"> User<text:line-break/></text:span><text:span text:style-name="T10">from</text:span><text:span text:style-name="T11"> tasks.models </text:span><text:span text:style-name="T10">import</text:span><text:span text:style-name="T11"> Project, Task <text:s/></text:span><text:span text:style-name="T18"># Asumiendo que la app se llama 'tasks'</text:span><text:span text:style-name="T11"><text:line-break/><text:line-break/>fake = Faker()<text:line-break/><text:line-break/></text:span><text:span text:style-name="T10">def</text:span><text:span text:style-name="T11"> </text:span><text:span text:style-name="T12">create_demo_data</text:span><text:span text:style-name="T11">():<text:line-break/> <text:s text:c="3"/></text:span><text:span text:style-name="T18"># 1. Asegurarnos de que hay usuarios</text:span><text:span text:style-name="T11"><text:line-break/> <text:s text:c="3"/></text:span><text:span text:style-name="T10">if</text:span><text:span text:style-name="T11"> User.objects.count() &lt; </text:span><text:span text:style-name="T13">3</text:span><text:span text:style-name="T11">:<text:line-break/> <text:s text:c="7"/>print(</text:span><text:span text:style-name="T14">"Creando usuarios de prueba..."</text:span><text:span text:style-name="T11">)<text:line-break/> <text:s text:c="7"/></text:span><text:span text:style-name="T10">for</text:span><text:span text:style-name="T11"> name </text:span><text:span text:style-name="T10">in</text:span><text:span text:style-name="T11"> [</text:span><text:span text:style-name="T14">'profe_admin'</text:span><text:span text:style-name="T11">, </text:span><text:span text:style-name="T14">'alumno_1'</text:span><text:span text:style-name="T11">, </text:span><text:span text:style-name="T14">'alumno_2'</text:span><text:span text:style-name="T11">]:<text:line-break/> <text:s text:c="11"/>User.objects.get_or_create(username=name, email=</text:span><text:span text:style-name="T14">f"{name}@ejemplo.com"</text:span><text:span text:style-name="T11">)<text:line-break/><text:line-break/> <text:s text:c="3"/>users = list(User.objects.all())<text:line-break/><text:line-break/> <text:s text:c="3"/></text:span><text:span text:style-name="T18"># 2. Crear Proyectos</text:span><text:span text:style-name="T11"><text:line-break/></text:span><text:soft-page-break/><text:span text:style-name="T11"> <text:s text:c="3"/>print(</text:span><text:span text:style-name="T14">"Generando proyectos..."</text:span><text:span text:style-name="T11">)<text:line-break/> <text:s text:c="3"/></text:span><text:span text:style-name="T10">for</text:span><text:span text:style-name="T11"> _ </text:span><text:span text:style-name="T10">in</text:span><text:span text:style-name="T11"> range(</text:span><text:span text:style-name="T13">5</text:span><text:span text:style-name="T11">):<text:line-break/> <text:s text:c="7"/>owner = random.choice(users)<text:line-break/> <text:s text:c="7"/>project = Project.objects.create(<text:line-break/> <text:s text:c="11"/>title=fake.catch_phrase(),<text:line-break/> <text:s text:c="11"/>description=fake.paragraph(nb_sentences=</text:span><text:span text:style-name="T13">3</text:span><text:span text:style-name="T11">),<text:line-break/> <text:s text:c="11"/>deadline=fake.future_date(extensions=[</text:span><text:span text:style-name="T13">15</text:span><text:span text:style-name="T11">, </text:span><text:span text:style-name="T13">30</text:span><text:span text:style-name="T11">, </text:span><text:span text:style-name="T13">60</text:span><text:span text:style-name="T11">]),<text:line-break/> <text:s text:c="11"/>owner=owner<text:line-break/> <text:s text:c="7"/>)<text:line-break/> <text:s text:c="7"/></text:span><text:span text:style-name="T18"># Añadir colaboradores aleatorios (que no sean el dueño)</text:span><text:span text:style-name="T11"><text:line-break/> <text:s text:c="7"/>others = [u </text:span><text:span text:style-name="T10">for</text:span><text:span text:style-name="T11"> u </text:span><text:span text:style-name="T10">in</text:span><text:span text:style-name="T11"> users </text:span><text:span text:style-name="T10">if</text:span><text:span text:style-name="T11"> u != owner]<text:line-break/> <text:s text:c="7"/>project.collaborators.set(random.sample(others, k=random.randint(</text:span><text:span text:style-name="T13">1</text:span><text:span text:style-name="T11">, len(others))))<text:line-break/><text:line-break/> <text:s text:c="7"/></text:span><text:span text:style-name="T18"># 3. Crear Tareas para cada proyecto</text:span><text:span text:style-name="T11"><text:line-break/> <text:s text:c="7"/>print(</text:span><text:span text:style-name="T14">f" <text:s/>Añadiendo tareas al proyecto: {project.title}"</text:span><text:span text:style-name="T11">)<text:line-break/> <text:s text:c="7"/></text:span><text:span text:style-name="T10">for</text:span><text:span text:style-name="T11"> _ </text:span><text:span text:style-name="T10">in</text:span><text:span text:style-name="T11"> range(random.randint(</text:span><text:span text:style-name="T13">5</text:span><text:span text:style-name="T11">, </text:span><text:span text:style-name="T13">10</text:span><text:span text:style-name="T11">)):<text:line-break/> <text:s text:c="11"/>Task.objects.create(<text:line-break/> <text:s text:c="15"/>project=project,<text:line-break/> <text:s text:c="15"/>title=fake.bs().capitalize(),<text:line-break/> <text:s text:c="15"/>status=random.choice([</text:span><text:span text:style-name="T14">'TODO'</text:span><text:span text:style-name="T11">, </text:span><text:span text:style-name="T14">'INPROG'</text:span><text:span text:style-name="T11">, </text:span><text:span text:style-name="T14">'DONE'</text:span><text:span text:style-name="T11">]),<text:line-break/> <text:s text:c="15"/>priority=random.choice([</text:span><text:span text:style-name="T14">'L'</text:span><text:span text:style-name="T11">, </text:span><text:span text:style-name="T14">'M'</text:span><text:span text:style-name="T11">, </text:span><text:span text:style-name="T14">'H'</text:span><text:span text:style-name="T11">]),<text:line-break/> <text:s text:c="15"/>assigned_to=random.choice(users)<text:line-break/> <text:s text:c="11"/>)<text:line-break/><text:line-break/> <text:s text:c="3"/>print(</text:span><text:span text:style-name="T14">"--- ¡Base de Datos Aiven/MySQL poblada con éxito! ---"</text:span><text:span text:style-name="T11">)<text:line-break/><text:line-break/></text:span><text:span text:style-name="T10">if</text:span><text:span text:style-name="T11"> __name__ == </text:span><text:span text:style-name="T14">'__main__'</text:span><text:span text:style-name="T11">:<text:line-break/> <text:s text:c="3"/>create_demo_data()</text:span></text:p>
          </table:table-cell>
        </table:table-row>
      </table:table>
      <text:p text:style-name="P23"/>
      <text:p text:style-name="P3">Para ejecutarlo simplemente en la terminal (con el entorno virtual activo)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6">python populate_tasks.py</text:p>
          </table:table-cell>
        </table:table-row>
      </table:table>
      <text:p text:style-name="P23"/>
      <text:p text:style-name="P4"><draw:rect text:anchor-type="as-char" style:rel-width="100%" draw:z-index="9" draw:name="Forma6" draw:style-name="gr1" draw:text-style-name="P5" svg:width="0.003cm" svg:height="0.054cm"><text:p/></draw:rect></text:p>
      <text:p text:style-name="P27"><text:bookmark text:name="_59bzy3w3m3rf"/>6. Entrega</text:p>
      <text:list text:style-name="WWNum2">
        <text:list-item>
          <text:p text:style-name="P28">Proyecto en archivo .zip con instrucciones para ejecutarlo en local.</text:p>
        </text:list-item>
        <text:list-item>
          <text:p text:style-name="P29">Memoria del proceso de despliegue.</text:p>
        </text:list-item>
        <text:list-item>
          <text:p text:style-name="P30">Enlace a la web desplegada en el servidor web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Consolas" fo:font-family="Consolas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nsolas" fo:font-family="Consolas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nsolas" fo:font-family="Consolas" style:font-family-generic="roman" style:font-pitch="variable" style:text-underline-style="none"/>
    </style:style>
    <style:style style:name="ListLabel_20_20" style:display-name="ListLabel 20" style:family="text">
      <style:text-properties style:font-name="Consolas" fo:font-family="Consolas" style:font-family-generic="roman" style:font-pitch="variable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nsolas" fo:font-family="Consolas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nsolas" fo:font-family="Consolas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➔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◆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◆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◆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98cm" fo:margin-bottom="0.998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42cm" fo:margin-left="0cm" fo:margin-right="0cm" fo:margin-bottom="1.443cm" style:dynamic-spacing="true"/>
      </style:header-style>
      <style:footer-style>
        <style:header-footer-properties fo:min-height="1.542cm" fo:margin-left="0cm" fo:margin-right="0cm" fo:margin-top="1.44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itle"><text:bookmark text:name="_kzlf9mb4porv"/>Tarea <text:s/>Django TaskMaster<text:tab/> <text:s text:c="8"/><text:tab/><draw:frame draw:style-name="Mfr1" draw:name="image1.png" text:anchor-type="as-char" svg:width="0.914cm" svg:height="0.914cm" draw:z-index="3"><draw:image xlink:href="Pictures/1000000100000029000000292FC0BF20.png" xlink:type="simple" xlink:show="embed" xlink:actuate="onLoad" draw:mime-type="image/png"/></draw:frame></text:p>
        <text:p text:style-name="Standard"/>
      </style:header>
      <style:footer>
        <text:p text:style-name="Standard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1-14T19:49:30.189226300</dc:date>
    <meta:editing-duration>PT48S</meta:editing-duration>
    <meta:editing-cycles>1</meta:editing-cycles>
    <meta:document-statistic meta:table-count="4" meta:image-count="1" meta:object-count="0" meta:page-count="4" meta:paragraph-count="59" meta:word-count="639" meta:character-count="5597" meta:non-whitespace-character-count="4593"/>
  </office:meta>
</office:document-meta>
</file>